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BeginResource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SCCommentBeginResource.DSCCommentBegi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BeginResource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eginResource.parseValu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SCCommentBeginResource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eginResource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eginResource.DSCCommentBeginResource( PS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eginResource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eginResource.DSCCommentBeginResource( PSResource resource ,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SCCommentBegin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